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style:font-name="Calibri" style:font-name-complex="Calibri" fo:font-size="10pt" style:font-size-asian="10pt" style:font-size-complex="10pt"/>
    </style:style>
    <style:style style:name="P2" style:parent-style-name="Normal" style:family="paragraph">
      <style:text-properties style:font-name="Calibri" style:font-name-complex="Calibri" fo:font-size="10pt" style:font-size-asian="10pt" style:font-size-complex="10pt"/>
    </style:style>
    <style:style style:name="P3" style:parent-style-name="Normal" style:family="paragraph">
      <style:text-properties style:font-name="Calibri" style:font-name-complex="Calibri" fo:font-size="10pt" style:font-size-asian="10pt" style:font-size-complex="10pt"/>
    </style:style>
    <style:style style:name="P4" style:parent-style-name="Normal" style:family="paragraph">
      <style:text-properties style:font-name="Calibri" style:font-name-complex="Calibri" fo:font-size="10pt" style:font-size-asian="10pt" style:font-size-complex="10pt"/>
    </style:style>
    <style:style style:name="P5" style:parent-style-name="Normal" style:family="paragraph">
      <style:text-properties style:font-name="Calibri" style:font-name-complex="Calibri" fo:font-size="10pt" style:font-size-asian="10pt" style:font-size-complex="10pt"/>
    </style:style>
    <style:style style:name="P6" style:parent-style-name="Normal" style:family="paragraph">
      <style:text-properties style:font-name="Calibri" style:font-name-complex="Calibri" fo:font-size="10pt" style:font-size-asian="10pt" style:font-size-complex="10pt"/>
    </style:style>
    <style:style style:name="P7" style:parent-style-name="Normal" style:family="paragraph">
      <style:text-properties style:font-name="Calibri" style:font-name-complex="Calibri" fo:font-size="10pt" style:font-size-asian="10pt" style:font-size-complex="10pt"/>
    </style:style>
    <style:style style:name="P8" style:parent-style-name="Normal" style:family="paragraph">
      <style:text-properties style:font-name="Calibri" style:font-name-complex="Calibri" fo:font-size="10pt" style:font-size-asian="10pt" style:font-size-complex="10pt"/>
    </style:style>
    <style:style style:name="P9" style:parent-style-name="Normal" style:family="paragraph">
      <style:text-properties style:font-name="Calibri" style:font-name-complex="Calibri" fo:font-size="10pt" style:font-size-asian="10pt" style:font-size-complex="10pt"/>
    </style:style>
    <style:style style:name="P10" style:parent-style-name="Normal" style:family="paragraph">
      <style:text-properties style:font-name="Calibri" style:font-name-complex="Calibri" fo:font-size="10pt" style:font-size-asian="10pt" style:font-size-complex="10pt"/>
    </style:style>
    <style:style style:name="P11" style:parent-style-name="Normal" style:family="paragraph">
      <style:text-properties style:font-name="Calibri" style:font-name-complex="Calibri" fo:font-size="10pt" style:font-size-asian="10pt" style:font-size-complex="10pt"/>
    </style:style>
    <style:style style:name="P12" style:parent-style-name="Normal" style:family="paragraph">
      <style:text-properties style:font-name="Calibri" style:font-name-complex="Calibri" fo:font-size="10pt" style:font-size-asian="10pt" style:font-size-complex="10pt"/>
    </style:style>
    <style:style style:name="P13" style:parent-style-name="Normal" style:family="paragraph">
      <style:text-properties style:font-name="Calibri" style:font-name-complex="Calibri" fo:font-size="10pt" style:font-size-asian="10pt" style:font-size-complex="10pt"/>
    </style:style>
    <style:style style:name="P14" style:parent-style-name="Normal" style:family="paragraph">
      <style:text-properties style:font-name="Calibri" style:font-name-complex="Calibri" fo:font-size="10pt" style:font-size-asian="10pt" style:font-size-complex="10pt"/>
    </style:style>
    <style:style style:name="T15" style:parent-style-name="DefaultParagraphFont" style:family="text">
      <style:text-properties style:font-name="Calibri" style:font-name-complex="Calibri" fo:font-size="10pt" style:font-size-asian="10pt" style:font-size-complex="10pt"/>
    </style:style>
    <style:style style:name="T16" style:parent-style-name="DefaultParagraphFont" style:family="text">
      <style:text-properties style:font-name="Cambria Math" style:font-name-complex="Cambria Math" fo:font-size="10pt" style:font-size-asian="10pt" style:font-size-complex="10pt"/>
    </style:style>
    <style:style style:name="T17" style:parent-style-name="DefaultParagraphFont" style:family="text">
      <style:text-properties style:font-name="Calibri" style:font-name-complex="Calibri" fo:font-size="10pt" style:font-size-asian="10pt" style:font-size-complex="10pt"/>
    </style:style>
    <style:style style:name="T18" style:parent-style-name="DefaultParagraphFont" style:family="text">
      <style:text-properties style:font-name="Cambria Math" style:font-name-complex="Cambria Math" fo:font-size="10pt" style:font-size-asian="10pt" style:font-size-complex="10pt"/>
    </style:style>
    <style:style style:name="T19" style:parent-style-name="DefaultParagraphFont" style:family="text">
      <style:text-properties style:font-name="Calibri" style:font-name-complex="Calibri" fo:font-size="10pt" style:font-size-asian="10pt" style:font-size-complex="10pt"/>
    </style:style>
    <style:style style:name="T20" style:parent-style-name="DefaultParagraphFont" style:family="text">
      <style:text-properties style:font-name="Cambria Math" style:font-name-complex="Cambria Math" fo:font-size="10pt" style:font-size-asian="10pt" style:font-size-complex="10pt"/>
    </style:style>
    <style:style style:name="T21" style:parent-style-name="DefaultParagraphFont" style:family="text">
      <style:text-properties style:font-name="Calibri" style:font-name-complex="Calibri" fo:font-size="10pt" style:font-size-asian="10pt" style:font-size-complex="10pt"/>
    </style:style>
    <style:style style:name="P22" style:parent-style-name="Normal" style:family="paragraph">
      <style:text-properties style:font-name="Calibri" style:font-name-complex="Calibri" fo:font-size="10pt" style:font-size-asian="10pt" style:font-size-complex="10pt"/>
    </style:style>
  </office:automatic-styles>
  <office:body>
    <office:text text:use-soft-page-breaks="true">
      <text:p text:style-name="P1">Product Life Cycle Analysis of a Modular Display</text:p>
      <text:p text:style-name="P2">Raw Material Extraction</text:p>
      <text:p text:style-name="P3">Making a single modular display consists of the extraction and production of several materials, including acrylic sheets, metals (for printed circuit boards or PCBs, and smaller electronic components). Each of these materials has a different process tied to the way they are sourced and made.</text:p>
      <text:p text:style-name="P4">Acrylic sheets are produced from the polymerisation of methyl methacrylate, and raw input in this process is essentially petroleum (a non-renewable resource). The environmental impact of this stage is significant, not because of the extraction of crude oil itself, but due to the chemical processes needed to synthesise the acrylic and their potential to release traces of volatile organic compounds (VOCs) and other pollutants.</text:p>
      <text:p text:style-name="P5">Even before the copper, gold, and tin in PCBs are reduced to metal forms, they are mined from the earth. This mining process uses large amounts of energy, it usually involves significant surface disturbance, water use, and chemical runoff, and ultimately, this can culminate in environmental degradation and loss of biodiversity. Meanwhile, refining and purifying the metals further adds to pollution and CO2 emissions.</text:p>
      <text:p text:style-name="P6">Electronic components, from semiconductors to resistors, are based on a wide range of rare earth elements and minerals, which are as environmentally taxing to extract, for largely similar reasons, as metal mining and are also politically and socially complex resources based on their geological concentrations in specific parts of the world.</text:p>
      <text:p text:style-name="P7">Manufacturing</text:p>
      <text:p text:style-name="P8">A series of steps are involved in the manufacturing of a modular display, such as the fabrication of PCBs, the separation of acrylic sheets with laser-cutting technology to make the hollow frames, and, finally, the electronics assembly process. PCB fabrication is a multi-step process and involves the usage of etching, laminating, and plating (often with chemicals), where large amounts of water and chemicals are used, often leading to effluents being released into water sources and thus posing a waste and pollution problem. Energy is consumed in both maintaining clean rooms, especially that of the PCB fabrication process, as well as in the laser-cutting process of the acrylics where laser beams are applied.</text:p>
      <text:p text:style-name="P9">You need to solder the components onto the circuit board, which produces noxious fumes and requires the management and safe removal of the solder waste, which invariably contains lead or other dangerous substances.</text:p>
      <text:p text:style-name="P10">Usage</text:p>
      <text:p text:style-name="P11">The operating power requirements for the modular display are largely dependent on the efficiency of its LEDs. Highly energy-efficient LEDs are now common for any kind of lighting application, from illuminating your car’s dashboard to animated 3D displays. LED efficiency has reached a point where they are significantly more power-efficient than old lighting technologies such as fluorescent or incandescent bulbs and this means using far less power. Led lightbulbs typically last 50,000 hours or more, dramatically reducing the need to replace them. The total energy efficiency of the display depends on the design and implementation of driving electronics and power management systems.</text:p>
      <text:p text:style-name="P12">End-of-Life</text:p>
      <text:p text:style-name="P13">In the end-of-life phase, the modular display presents recycling and disposal challenges. Acrylic can theoretically be recycled, although practically it’s challenging, partly because there are many kinds of waste acrylic, and it’s frequently mixed with other materials. Metals in the PCB will be recoverable and recyclable, but this is costly and requires costly technology to separate and purify.</text:p>
      <text:p text:style-name="P14">Electronics are trickier to recycle at the end of their useful life because of their small component sizes and the difficulty of separating them for recycling, while some components such as LEDs contain toxic substances such as lead or arsenic, and need to be handled and disposed of with care, to prevent environmental pollution.</text:p>
      <text:soft-page-break/>
      <text:p text:style-name="Normal"><text:span text:style-name="T15">Finally, while the modular display is more energy</text:span><text:span text:style-name="T16">‑</text:span><text:span text:style-name="T17">efficient in use, each stage of its lifecycle – from material extraction through manufacturing to end</text:span><text:span text:style-name="T18">‑</text:span><text:span text:style-name="T19">of</text:span><text:span text:style-name="T20">‑</text:span><text:span text:style-name="T21">life – poses substantial environmental problems that require efforts towards more sustainable practices, such as developing greater recyclability in materials, more efficient manufacturing processes, and more effective waste management and recycling infrastructure.</text:span></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an Virk</meta:initial-creator>
    <dc:creator>Kian Virk</dc:creator>
    <meta:creation-date>2024-04-22T12:49:00Z</meta:creation-date>
    <dc:date>2024-04-22T12:49:00Z</dc:date>
    <meta:template xlink:href="Normal" xlink:type="simple"/>
    <meta:editing-cycles>2</meta:editing-cycles>
    <meta:editing-duration>PT0S</meta:editing-duration>
    <meta:document-statistic meta:page-count="2" meta:paragraph-count="8" meta:word-count="650" meta:character-count="4351" meta:row-count="30" meta:non-whitespace-character-count="3709"/>
  </office:meta>
</office:document-meta>
</file>